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style:font-name="Open Sans" fo:font-size="16pt" fo:letter-spacing="normal" fo:font-style="normal" fo:font-weight="bold" style:font-size-asian="16pt" style:font-weight-asian="bold" style:font-size-complex="16pt" style:font-weight-complex="bold"/>
    </style:style>
    <style:style style:name="P2"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33333" fo:font-size="16pt" fo:letter-spacing="normal" style:font-size-asian="16pt" style:font-size-complex="16pt"/>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normal" style:font-size-asian="16pt" style:font-weight-asian="normal" style:font-size-complex="16pt" style:font-weight-complex="normal"/>
    </style:style>
    <style:style style:name="T1"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Explique la noción de eficacia y tradición del concepto de técnica corporal de Marcel Mauss y relaciónelo con el texto de Canelo.</text:span></text:p>
      <text:p text:style-name="P2"/>
      <text:p text:style-name="P2">La nocion de eficacia y tradicion del concepto de tecnica corporal de Marcel Mauss aparecen porque se propone incluir al cuerpo y a las tecnicas de este como objeto de estudio de la etnografia.</text:p>
      <text:p text:style-name="P2">Para Mauss no hay tecnica. Ni transmision si no hay tradicion, es decir, la transmision de estas tecnicas, definiendo a las tecnicas corporales a como los hombres en cada sociedad utilizan su propio cuerpo</text:p>
      <text:p text:style-name="P2">El hombre se distigue fundamentalmente de los animales por estas dos cosas, por la transmision de su tecnicas y probablemente por su transmision oral</text:p>
      <text:p text:style-name="P2">Mauss plantea que el cuerpo del hombre es el primer y mas natural instrumento, y junto con el yo los situa como una construccion social</text:p>
      <text:p text:style-name="P2">Un ejemple de ellos puede ser por ejemplo el baile enlazada que es producto de la civilizacion europea el cual esta ampliamente aceptado y naturalizado pero para otras sociedad puede ser motivo de esptanto y rechazo, esto puede relacionarse con el texto de Canelo ya que eln este caso el habla acerca de las tradiciones en este caso de la sociedad andina y sus practicas en los cementerios de buenos aires que se polarizan y generan desaprobacion con la sociedad de la ciudad</text:p>
      <text:p text:style-name="P2"/>
      <text:p text:style-name="P2"/>
      <text:p text:style-name="P2"/>
      <text:p text:style-name="P2"/>
      <text:p text:style-name="P2"/>
      <text:p text:style-name="P2"/>
      <text:p text:style-name="P1"><text:span text:style-name="T1">b)¿Cuál es la relevancia del proceso de la globalización para la antropología? ¿Qué aspectos destaca García Canclini para abordar la temática?</text:span></text:p>
      <text:p text:style-name="P2"/>
      <text:p text:style-name="P2">Hoy por hoy y en el mundo en el que vivimos es fundamental a la hora de realizar una investigación tener en consideración el proceso de <text:soft-page-break/>globalización ya que vivimos en un mundo en constante cambio, en donde un hecho que sucede una determinada parte del planeta puede generar consecuencias en otra parte casi de manera inmediata, y es a esta conexión a la que llamamos como globalizacion.</text:p>
      <text:p text:style-name="P2">Podemos situar el nacimiento de este proceso a partir del fin de la guerra fria, con la caida del muro de berlin y de los años 90 y de su economia fuertemente neoliberal, caracterizada por las grandes corporaciones y la liberacion de los mercados.</text:p>
      <text:p text:style-name="P2">Otro hito importante que dio lugar a la globalizacion fue la aparicion de Internet como manera de comunicación y de mantenerse conectado</text:p>
      <text:p text:style-name="P2">Los aspectos que destaca Canclini son los de las “culturas hibridas” que se suele utilizar para analizar la globalizacion y aspecto hace referencia a las hibridaciones culturales, es decir, las mezclas de culturas y las relaciones de significacos que se construyen a partir de ella.</text:p>
      <text:p text:style-name="P2">Para Canclini pasamos de un mundo multicultural a uno intercultural.</text:p>
      <text:p text:style-name="P2"/>
      <text:p text:style-name="P2"/>
      <text:p text:style-name="P2"/>
      <text:p text:style-name="P2"/>
      <text:p text:style-name="P1"><text:span text:style-name="T1">c)Analice el foco en el espacio doméstico puesto por los estudios de audiencias a partir de lo planteado en los textos de Ang, Silverstone y Abu-Lughod.  ¿Qué diferencias conceptuales y metodológicas encuentra entre los autores?</text:span></text:p>
      <text:p text:style-name="P3"/>
      <text:p text:style-name="P4">Ang y Silverstone plantean a la audiencia como personas a quienes se dirigen los medios de comunicación masivos (tv, cine, diarios, ila radio).</text:p>
      <text:p text:style-name="P4">En este caso las personas serian los receptores y los medios de comunicación masivos seria los emisores, ambos forman el circuito de la comunicación.</text:p>
      <text:p text:style-name="P4">El concepto de audiencia es complejo ya que no puede ser “medible” ni estudiarse de manera ideal.</text:p>
      <text:p text:style-name="P4">Ang plantea que no existe un receptor “puro” porque en el caso de la TV, no siempre el televidente solamente esta viendo la television, puede estar realizacion otras actividades al mismo tiempo, por ejemplo: pudo haber prendido la tv mientras cocinaba.</text:p>
      <text:p text:style-name="P3"/>
      <text:p text:style-name="P4"><text:soft-page-break/>Para Silverstone los recpetores viven en espacios y tiempos que se superponen (espacios domesticos, nacionales, espacios de emision y de limitada circulacion) (tiempos marcados por determinados horarios, tiempos biograficos y tambien tiempos socio-geologicos) por lo que estosa deberian estudiarse en su sitio natural y en los lugares donde sucede por ejemplo la practica de ver tv</text:p>
      <text:p text:style-name="P4">A su vez Ang nos habla de la imposibilidad de identificar a un receptor “puro” porque no se puede asumir un concepto binario de ver o no ver tv, tambien plantea que es una practica que se mezcla con otras actividad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do Martinez</meta:initial-creator>
    <meta:creation-date>2020-12-09T19:05:46</meta:creation-date>
    <meta:document-statistic meta:table-count="0" meta:image-count="0" meta:object-count="0" meta:page-count="3" meta:paragraph-count="19" meta:word-count="669" meta:character-count="4016"/>
    <dc:date>2020-12-09T21:11:44</dc:date>
    <dc:creator>Guido Martinez</dc:creator>
    <meta:editing-duration>PT43M48S</meta:editing-duration>
    <meta:editing-cycles>1</meta:editing-cycles>
    <meta:generator>OpenOffice/4.1.7$Unix OpenOffice.org_project/417m1$Build-9800</meta:generator>
  </office:meta>
</office:document-meta>
</file>